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con</text:p>
          </table:table-cell>
          <table:table-cell table:formula="of:=966/(966+212)" office:value-type="float" office:value="0.820033955857385">
            <text:p>0.8200339559</text:p>
          </table:table-cell>
        </table:table-row>
        <table:table-row table:style-name="ro1">
          <table:table-cell office:value-type="string">
            <text:p>split</text:p>
          </table:table-cell>
          <table:table-cell table:formula="of:=150/(200+150)" office:value-type="float" office:value="0.428571428571429">
            <text:p>0.4285714286</text:p>
          </table:table-cell>
        </table:table-row>
        <table:table-row table:style-name="ro1">
          <table:table-cell office:value-type="string">
            <text:p>both</text:p>
          </table:table-cell>
          <table:table-cell table:formula="of:=4086/(4086+158)" office:value-type="float" office:value="0.962770970782281">
            <text:p>0.962770970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2">01/22/2014</text:date>, <text:time>07:4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ie </meta:initial-creator>
    <meta:creation-date>2014-01-22T07:41:37.49</meta:creation-date>
    <dc:date>2014-01-22T07:46:20.02</dc:date>
    <dc:creator>Jamie </dc:creator>
    <meta:editing-duration>PT4M48S</meta:editing-duration>
    <meta:editing-cycles>1</meta:editing-cycles>
    <meta:document-statistic meta:table-count="3" meta:cell-count="6" meta:object-count="0"/>
    <meta:generator>OpenOffice/4.0.1$Win32 OpenOffice.org_project/401m5$Build-9714</meta:generator>
  </office:meta>
</office:document-meta>
</file>